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9783in"/>
    </style:style>
    <style:style style:name="co6" style:family="table-column">
      <style:table-column-properties fo:break-before="auto" style:column-width="0.1862in"/>
    </style:style>
    <style:style style:name="co7" style:family="table-column">
      <style:table-column-properties fo:break-before="auto" style:column-width="0.634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1.0618in"/>
    </style:style>
    <style:style style:name="co11" style:family="table-column">
      <style:table-column-properties fo:break-before="auto" style:column-width="1.3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border-bottom="0.74pt solid #666666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2" style:family="table-cell" style:parent-style-name="Accent_20_3">
      <style:table-cell-properties style:text-align-source="fix" style:repeat-content="fals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7" style:family="table-cell" style:parent-style-name="Accent_20_2">
      <style:table-cell-properties fo:border-bottom="0.74pt solid #666666" style:text-align-source="fix" style:repeat-content="false" fo:border-left="0.74pt solid #666666" fo:border-right="none" fo:border-top="none" style:vertical-align="middle"/>
      <style:paragraph-properties fo:text-align="center" fo:margin-left="0in"/>
      <style:text-properties fo:font-style="normal" style:text-underline-style="none" style:font-style-asian="normal" style:font-style-complex="normal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14" style:family="table-cell" style:parent-style-name="Default">
      <style:table-cell-properties fo:border-bottom="none" style:text-align-source="fix" style:repeat-content="false" fo:border-left="0.74pt solid #666666" fo:border-right="none" fo:border-top="non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9" style:family="table-cell" style:parent-style-name="Accent_20_2">
      <style:table-cell-properties fo:border-bottom="0.74pt solid #666666" style:text-align-source="fix" style:repeat-content="false" fo:border-left="none" fo:border-right="0.74pt solid #666666" fo:border-top="none" style:vertical-align="middle"/>
      <style:paragraph-properties fo:text-align="center" fo:margin-left="0in"/>
      <style:text-properties fo:font-style="normal" style:text-underline-style="none" style:font-style-asian="normal" style:font-style-complex="normal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666666" fo:border-top="non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17" style:family="table-cell" style:parent-style-name="Error">
      <style:table-cell-properties style:text-align-source="fix" style:repeat-content="fals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18" style:family="table-cell" style:parent-style-name="Warning">
      <style:table-cell-properties style:text-align-source="fix" style:repeat-content="false" style:vertical-align="middle"/>
      <style:paragraph-properties fo:text-align="center" fo:margin-left="0in"/>
      <style:map style:condition="cell-content()=&quot;LOW&quot;" style:apply-style-name="Good" style:base-cell-address="'Priority Table'.A1"/>
      <style:map style:condition="cell-content()=&quot;MODERATE&quot;" style:apply-style-name="Neutral" style:base-cell-address="'Priority Table'.A1"/>
      <style:map style:condition="cell-content()=&quot;HIGH&quot;" style:apply-style-name="Bad" style:base-cell-address="'Priority Table'.A1"/>
    </style:style>
    <style:style style:name="ce21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Good" style:base-cell-address="'Priority Levels'.C8"/>
      <style:map style:condition="cell-content()=1" style:apply-style-name="Neutral" style:base-cell-address="'Priority Levels'.C8"/>
      <style:map style:condition="cell-content()=2" style:apply-style-name="Bad" style:base-cell-address="'Priority Levels'.C8"/>
    </style:style>
    <style:style style:name="ce23" style:family="table-cell" style:parent-style-name="Accent_20_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Accent_20_3">
      <style:table-cell-properties style:text-align-source="fix" style:repeat-content="false"/>
      <style:paragraph-properties fo:text-align="center" fo:margin-left="0in"/>
      <style:text-properties fo:color="#158466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Priority Levels'.$A$1:.$A$3])" table:allow-empty-cell="true" table:display-list="unsorted" table:base-cell-address="'Priority Table'.B2">
          <table:error-message table:message-type="stop" table:display="true"/>
        </table:content-validation>
      </table:content-validations>
      <table:table table:name="Priority Table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14"/>
        <table:table-column table:style-name="co5" table:default-cell-style-name="ce10"/>
        <table:table-column table:style-name="co3" table:number-columns-repeated="16378" table:default-cell-style-name="ce6"/>
        <table:table-row table:style-name="ro1">
          <table:table-cell table:style-name="ce1" office:value-type="string" calcext:value-type="string">
            <text:p>Data Item</text:p>
          </table:table-cell>
          <table:table-cell table:style-name="ce1" office:value-type="string" calcext:value-type="string">
            <text:p>Confidentiality</text:p>
          </table:table-cell>
          <table:table-cell table:style-name="ce1" office:value-type="string" calcext:value-type="string">
            <text:p>Integrity</text:p>
          </table:table-cell>
          <table:table-cell table:style-name="ce1" office:value-type="string" calcext:value-type="string">
            <text:p>Availability</text:p>
          </table:table-cell>
          <table:table-cell table:style-name="ce7" office:value-type="string" calcext:value-type="string">
            <text:p>Priority Value</text:p>
          </table:table-cell>
          <table:table-cell table:style-name="ce9" office:value-type="string" calcext:value-type="string">
            <text:p>Suggested Storage Location</text:p>
          </table:table-cell>
          <table:table-cell table:style-name="ce17" office:value-type="string" calcext:value-type="string" table:number-columns-spanned="8" table:number-rows-spanned="1">
            <text:p>Note: for alternative storage medium and more information please refer to the storage suggestion sheet.</text:p>
          </table:table-cell>
          <table:covered-table-cell table:number-columns-repeated="7" table:style-name="ce18"/>
          <table:table-cell table:number-columns-repeated="16370"/>
        </table:table-row>
        <table:table-row table:style-name="ro1">
          <table:table-cell office:value-type="string" calcext:value-type="string">
            <text:p>username</text:p>
          </table:table-cell>
          <table:table-cell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style-name="ce5" table:content-validation-name="val1" office:value-type="string" calcext:value-type="string">
            <text:p>HIGH</text:p>
          </table:table-cell>
          <table:table-cell table:formula="of:=(3^[$'Priority Levels'.$B$4])*IF([.B2]=&quot;HIGH&quot;;2;IF([.B2]=&quot;MODERATE&quot;;1;IF([.B2]=&quot;LOW&quot;;0;-1)))+(3^[$'Priority Levels'.$B$5])*IF([.C2]=&quot;HIGH&quot;;2;IF([.C2]=&quot;MODERATE&quot;;1;IF([.C2]=&quot;LOW&quot;;0;-1)))+(3^[$'Priority Levels'.$B$6])*IF([.D2]=&quot;HIGH&quot;;2;IF([.D2]=&quot;MODERATE&quot;;1;IF([.D2]=&quot;LOW&quot;;0;-1)))" office:value-type="float" office:value="25" calcext:value-type="float">
            <text:p>25</text:p>
          </table:table-cell>
          <table:table-cell table:formula="of:=IF(AND([.E2]&lt;[$'Storage Suggestion'.$F$2]+[$'Storage Suggestion'.$H$2]; [.E2]&gt;[$'Storage Suggestion'.$F$2]-[$'Storage Suggestion'.$H$2]);[$'Storage Suggestion'.$A$2]; IF(AND([.E2]&lt;[$'Storage Suggestion'.$F$3]+[$'Storage Suggestion'.$H$2]; [.E2]&gt;[$'Storage Suggestion'.$F$3]-[$'Storage Suggestion'.$H$2]);[$'Storage Suggestion'.$A$3]; IF(AND([.E2]&lt;[$'Storage Suggestion'.$F$4]+[$'Storage Suggestion'.$H$2]; [.E2]&gt;[$'Storage Suggestion'.$F$4]-[$'Storage Suggestion'.$H$2]);[$'Storage Suggestion'.$A$4]; IF(AND([.E2]&lt;[$'Storage Suggestion'.$F$5]+[$'Storage Suggestion'.$H$2]; [.E2]&gt;[$'Storage Suggestion'.$F$5]-[$'Storage Suggestion'.$H$2]);[$'Storage Suggestion'.$A$5]; IF(AND([.E2]&lt;[$'Storage Suggestion'.$F$6]+[$'Storage Suggestion'.$H$2]; [.E2]&gt;[$'Storage Suggestion'.$F$6]-[$'Storage Suggestion'.$H$2]);[$'Storage Suggestion'.$A$6]; IF(AND([.E2]&lt;[$'Storage Suggestion'.$F$7]+[$'Storage Suggestion'.$H$2]; [.E2]&gt;[$'Storage Suggestion'.$F$7]-[$'Storage Suggestion'.$H$2]);[$'Storage Suggestion'.$A$7]; IF(AND([.E2]&lt;[$'Storage Suggestion'.$F$8]+[$'Storage Suggestion'.$H$2]; [.E2]&gt;[$'Storage Suggestion'.$F$8]-[$'Storage Suggestion'.$H$2]);[$'Storage Suggestion'.$A$8]; &quot;Any&quot;)))))))" office:value-type="string" office:string-value="Session Variable" calcext:value-type="string">
            <text:p>Session Variab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ssword</text:p>
          </table:table-cell>
          <table:table-cell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style-name="ce5" table:content-validation-name="val1" office:value-type="string" calcext:value-type="string">
            <text:p>HIGH</text:p>
          </table:table-cell>
          <table:table-cell table:formula="of:=(3^[$'Priority Levels'.$B$4])*IF([.B3]=&quot;HIGH&quot;;2;IF([.B3]=&quot;MODERATE&quot;;1;IF([.B3]=&quot;LOW&quot;;0;-1)))+(3^[$'Priority Levels'.$B$5])*IF([.C3]=&quot;HIGH&quot;;2;IF([.C3]=&quot;MODERATE&quot;;1;IF([.C3]=&quot;LOW&quot;;0;-1)))+(3^[$'Priority Levels'.$B$6])*IF([.D3]=&quot;HIGH&quot;;2;IF([.D3]=&quot;MODERATE&quot;;1;IF([.D3]=&quot;LOW&quot;;0;-1)))" office:value-type="float" office:value="25" calcext:value-type="float">
            <text:p>25</text:p>
          </table:table-cell>
          <table:table-cell table:formula="of:=IF(AND([.E3]&lt;[$'Storage Suggestion'.$F$2]+[$'Storage Suggestion'.$H$2]; [.E3]&gt;[$'Storage Suggestion'.$F$2]-[$'Storage Suggestion'.$H$2]);[$'Storage Suggestion'.$A$2]; IF(AND([.E3]&lt;[$'Storage Suggestion'.$F$3]+[$'Storage Suggestion'.$H$2]; [.E3]&gt;[$'Storage Suggestion'.$F$3]-[$'Storage Suggestion'.$H$2]);[$'Storage Suggestion'.$A$3]; IF(AND([.E3]&lt;[$'Storage Suggestion'.$F$4]+[$'Storage Suggestion'.$H$2]; [.E3]&gt;[$'Storage Suggestion'.$F$4]-[$'Storage Suggestion'.$H$2]);[$'Storage Suggestion'.$A$4]; IF(AND([.E3]&lt;[$'Storage Suggestion'.$F$5]+[$'Storage Suggestion'.$H$2]; [.E3]&gt;[$'Storage Suggestion'.$F$5]-[$'Storage Suggestion'.$H$2]);[$'Storage Suggestion'.$A$5]; IF(AND([.E3]&lt;[$'Storage Suggestion'.$F$6]+[$'Storage Suggestion'.$H$2]; [.E3]&gt;[$'Storage Suggestion'.$F$6]-[$'Storage Suggestion'.$H$2]);[$'Storage Suggestion'.$A$6]; IF(AND([.E3]&lt;[$'Storage Suggestion'.$F$7]+[$'Storage Suggestion'.$H$2]; [.E3]&gt;[$'Storage Suggestion'.$F$7]-[$'Storage Suggestion'.$H$2]);[$'Storage Suggestion'.$A$7]; IF(AND([.E3]&lt;[$'Storage Suggestion'.$F$8]+[$'Storage Suggestion'.$H$2]; [.E3]&gt;[$'Storage Suggestion'.$F$8]-[$'Storage Suggestion'.$H$2]);[$'Storage Suggestion'.$A$8]; &quot;Any&quot;)))))))" office:value-type="string" office:string-value="Session Variable" calcext:value-type="string">
            <text:p>Session Variab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tient_id</text:p>
          </table:table-cell>
          <table:table-cell table:number-columns-repeated="3" table:style-name="ce5" table:content-validation-name="val1" office:value-type="string" calcext:value-type="string">
            <text:p>HIGH</text:p>
          </table:table-cell>
          <table:table-cell table:formula="of:=(3^[$'Priority Levels'.$B$4])*IF([.B4]=&quot;HIGH&quot;;2;IF([.B4]=&quot;MODERATE&quot;;1;IF([.B4]=&quot;LOW&quot;;0;-1)))+(3^[$'Priority Levels'.$B$5])*IF([.C4]=&quot;HIGH&quot;;2;IF([.C4]=&quot;MODERATE&quot;;1;IF([.C4]=&quot;LOW&quot;;0;-1)))+(3^[$'Priority Levels'.$B$6])*IF([.D4]=&quot;HIGH&quot;;2;IF([.D4]=&quot;MODERATE&quot;;1;IF([.D4]=&quot;LOW&quot;;0;-1)))" office:value-type="float" office:value="26" calcext:value-type="float">
            <text:p>26</text:p>
          </table:table-cell>
          <table:table-cell table:formula="of:=IF(AND([.E4]&lt;[$'Storage Suggestion'.$F$2]+[$'Storage Suggestion'.$H$2]; [.E4]&gt;[$'Storage Suggestion'.$F$2]-[$'Storage Suggestion'.$H$2]);[$'Storage Suggestion'.$A$2]; IF(AND([.E4]&lt;[$'Storage Suggestion'.$F$3]+[$'Storage Suggestion'.$H$2]; [.E4]&gt;[$'Storage Suggestion'.$F$3]-[$'Storage Suggestion'.$H$2]);[$'Storage Suggestion'.$A$3]; IF(AND([.E4]&lt;[$'Storage Suggestion'.$F$4]+[$'Storage Suggestion'.$H$2]; [.E4]&gt;[$'Storage Suggestion'.$F$4]-[$'Storage Suggestion'.$H$2]);[$'Storage Suggestion'.$A$4]; IF(AND([.E4]&lt;[$'Storage Suggestion'.$F$5]+[$'Storage Suggestion'.$H$2]; [.E4]&gt;[$'Storage Suggestion'.$F$5]-[$'Storage Suggestion'.$H$2]);[$'Storage Suggestion'.$A$5]; IF(AND([.E4]&lt;[$'Storage Suggestion'.$F$6]+[$'Storage Suggestion'.$H$2]; [.E4]&gt;[$'Storage Suggestion'.$F$6]-[$'Storage Suggestion'.$H$2]);[$'Storage Suggestion'.$A$6]; IF(AND([.E4]&lt;[$'Storage Suggestion'.$F$7]+[$'Storage Suggestion'.$H$2]; [.E4]&gt;[$'Storage Suggestion'.$F$7]-[$'Storage Suggestion'.$H$2]);[$'Storage Suggestion'.$A$7]; IF(AND([.E4]&lt;[$'Storage Suggestion'.$F$8]+[$'Storage Suggestion'.$H$2]; [.E4]&gt;[$'Storage Suggestion'.$F$8]-[$'Storage Suggestion'.$H$2]);[$'Storage Suggestion'.$A$8]; &quot;Any&quot;)))))))" office:value-type="string" office:string-value="Session Variable" calcext:value-type="string">
            <text:p>Session Variab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actitioner_id</text:p>
          </table:table-cell>
          <table:table-cell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style-name="ce5" table:content-validation-name="val1" office:value-type="string" calcext:value-type="string">
            <text:p>HIGH</text:p>
          </table:table-cell>
          <table:table-cell table:formula="of:=(3^[$'Priority Levels'.$B$4])*IF([.B5]=&quot;HIGH&quot;;2;IF([.B5]=&quot;MODERATE&quot;;1;IF([.B5]=&quot;LOW&quot;;0;-1)))+(3^[$'Priority Levels'.$B$5])*IF([.C5]=&quot;HIGH&quot;;2;IF([.C5]=&quot;MODERATE&quot;;1;IF([.C5]=&quot;LOW&quot;;0;-1)))+(3^[$'Priority Levels'.$B$6])*IF([.D5]=&quot;HIGH&quot;;2;IF([.D5]=&quot;MODERATE&quot;;1;IF([.D5]=&quot;LOW&quot;;0;-1)))" office:value-type="float" office:value="25" calcext:value-type="float">
            <text:p>25</text:p>
          </table:table-cell>
          <table:table-cell table:formula="of:=IF(AND([.E5]&lt;[$'Storage Suggestion'.$F$2]+[$'Storage Suggestion'.$H$2]; [.E5]&gt;[$'Storage Suggestion'.$F$2]-[$'Storage Suggestion'.$H$2]);[$'Storage Suggestion'.$A$2]; IF(AND([.E5]&lt;[$'Storage Suggestion'.$F$3]+[$'Storage Suggestion'.$H$2]; [.E5]&gt;[$'Storage Suggestion'.$F$3]-[$'Storage Suggestion'.$H$2]);[$'Storage Suggestion'.$A$3]; IF(AND([.E5]&lt;[$'Storage Suggestion'.$F$4]+[$'Storage Suggestion'.$H$2]; [.E5]&gt;[$'Storage Suggestion'.$F$4]-[$'Storage Suggestion'.$H$2]);[$'Storage Suggestion'.$A$4]; IF(AND([.E5]&lt;[$'Storage Suggestion'.$F$5]+[$'Storage Suggestion'.$H$2]; [.E5]&gt;[$'Storage Suggestion'.$F$5]-[$'Storage Suggestion'.$H$2]);[$'Storage Suggestion'.$A$5]; IF(AND([.E5]&lt;[$'Storage Suggestion'.$F$6]+[$'Storage Suggestion'.$H$2]; [.E5]&gt;[$'Storage Suggestion'.$F$6]-[$'Storage Suggestion'.$H$2]);[$'Storage Suggestion'.$A$6]; IF(AND([.E5]&lt;[$'Storage Suggestion'.$F$7]+[$'Storage Suggestion'.$H$2]; [.E5]&gt;[$'Storage Suggestion'.$F$7]-[$'Storage Suggestion'.$H$2]);[$'Storage Suggestion'.$A$7]; IF(AND([.E5]&lt;[$'Storage Suggestion'.$F$8]+[$'Storage Suggestion'.$H$2]; [.E5]&gt;[$'Storage Suggestion'.$F$8]-[$'Storage Suggestion'.$H$2]);[$'Storage Suggestion'.$A$8]; &quot;Any&quot;)))))))" office:value-type="string" office:string-value="Session Variable" calcext:value-type="string">
            <text:p>Session Variab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cation_id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formula="of:=(3^[$'Priority Levels'.$B$4])*IF([.B6]=&quot;HIGH&quot;;2;IF([.B6]=&quot;MODERATE&quot;;1;IF([.B6]=&quot;LOW&quot;;0;-1)))+(3^[$'Priority Levels'.$B$5])*IF([.C6]=&quot;HIGH&quot;;2;IF([.C6]=&quot;MODERATE&quot;;1;IF([.C6]=&quot;LOW&quot;;0;-1)))+(3^[$'Priority Levels'.$B$6])*IF([.D6]=&quot;HIGH&quot;;2;IF([.D6]=&quot;MODERATE&quot;;1;IF([.D6]=&quot;LOW&quot;;0;-1)))" office:value-type="float" office:value="14" calcext:value-type="float">
            <text:p>14</text:p>
          </table:table-cell>
          <table:table-cell table:formula="of:=IF(AND([.E6]&lt;[$'Storage Suggestion'.$F$2]+[$'Storage Suggestion'.$H$2]; [.E6]&gt;[$'Storage Suggestion'.$F$2]-[$'Storage Suggestion'.$H$2]);[$'Storage Suggestion'.$A$2]; IF(AND([.E6]&lt;[$'Storage Suggestion'.$F$3]+[$'Storage Suggestion'.$H$2]; [.E6]&gt;[$'Storage Suggestion'.$F$3]-[$'Storage Suggestion'.$H$2]);[$'Storage Suggestion'.$A$3]; IF(AND([.E6]&lt;[$'Storage Suggestion'.$F$4]+[$'Storage Suggestion'.$H$2]; [.E6]&gt;[$'Storage Suggestion'.$F$4]-[$'Storage Suggestion'.$H$2]);[$'Storage Suggestion'.$A$4]; IF(AND([.E6]&lt;[$'Storage Suggestion'.$F$5]+[$'Storage Suggestion'.$H$2]; [.E6]&gt;[$'Storage Suggestion'.$F$5]-[$'Storage Suggestion'.$H$2]);[$'Storage Suggestion'.$A$5]; IF(AND([.E6]&lt;[$'Storage Suggestion'.$F$6]+[$'Storage Suggestion'.$H$2]; [.E6]&gt;[$'Storage Suggestion'.$F$6]-[$'Storage Suggestion'.$H$2]);[$'Storage Suggestion'.$A$6]; IF(AND([.E6]&lt;[$'Storage Suggestion'.$F$7]+[$'Storage Suggestion'.$H$2]; [.E6]&gt;[$'Storage Suggestion'.$F$7]-[$'Storage Suggestion'.$H$2]);[$'Storage Suggestion'.$A$7]; IF(AND([.E6]&lt;[$'Storage Suggestion'.$F$8]+[$'Storage Suggestion'.$H$2]; [.E6]&gt;[$'Storage Suggestion'.$F$8]-[$'Storage Suggestion'.$H$2]);[$'Storage Suggestion'.$A$8]; &quot;Any&quot;)))))))" office:value-type="string" office:string-value="SessionStorage" calcext:value-type="string">
            <text:p>SessionStorag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cord_date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number-columns-repeated="2" table:style-name="ce5" table:content-validation-name="val1" office:value-type="string" calcext:value-type="string">
            <text:p>HIGH</text:p>
          </table:table-cell>
          <table:table-cell table:formula="of:=(3^[$'Priority Levels'.$B$4])*IF([.B7]=&quot;HIGH&quot;;2;IF([.B7]=&quot;MODERATE&quot;;1;IF([.B7]=&quot;LOW&quot;;0;-1)))+(3^[$'Priority Levels'.$B$5])*IF([.C7]=&quot;HIGH&quot;;2;IF([.C7]=&quot;MODERATE&quot;;1;IF([.C7]=&quot;LOW&quot;;0;-1)))+(3^[$'Priority Levels'.$B$6])*IF([.D7]=&quot;HIGH&quot;;2;IF([.D7]=&quot;MODERATE&quot;;1;IF([.D7]=&quot;LOW&quot;;0;-1)))" office:value-type="float" office:value="17" calcext:value-type="float">
            <text:p>17</text:p>
          </table:table-cell>
          <table:table-cell table:formula="of:=IF(AND([.E7]&lt;[$'Storage Suggestion'.$F$2]+[$'Storage Suggestion'.$H$2]; [.E7]&gt;[$'Storage Suggestion'.$F$2]-[$'Storage Suggestion'.$H$2]);[$'Storage Suggestion'.$A$2]; IF(AND([.E7]&lt;[$'Storage Suggestion'.$F$3]+[$'Storage Suggestion'.$H$2]; [.E7]&gt;[$'Storage Suggestion'.$F$3]-[$'Storage Suggestion'.$H$2]);[$'Storage Suggestion'.$A$3]; IF(AND([.E7]&lt;[$'Storage Suggestion'.$F$4]+[$'Storage Suggestion'.$H$2]; [.E7]&gt;[$'Storage Suggestion'.$F$4]-[$'Storage Suggestion'.$H$2]);[$'Storage Suggestion'.$A$4]; IF(AND([.E7]&lt;[$'Storage Suggestion'.$F$5]+[$'Storage Suggestion'.$H$2]; [.E7]&gt;[$'Storage Suggestion'.$F$5]-[$'Storage Suggestion'.$H$2]);[$'Storage Suggestion'.$A$5]; IF(AND([.E7]&lt;[$'Storage Suggestion'.$F$6]+[$'Storage Suggestion'.$H$2]; [.E7]&gt;[$'Storage Suggestion'.$F$6]-[$'Storage Suggestion'.$H$2]);[$'Storage Suggestion'.$A$6]; IF(AND([.E7]&lt;[$'Storage Suggestion'.$F$7]+[$'Storage Suggestion'.$H$2]; [.E7]&gt;[$'Storage Suggestion'.$F$7]-[$'Storage Suggestion'.$H$2]);[$'Storage Suggestion'.$A$7]; IF(AND([.E7]&lt;[$'Storage Suggestion'.$F$8]+[$'Storage Suggestion'.$H$2]; [.E7]&gt;[$'Storage Suggestion'.$F$8]-[$'Storage Suggestion'.$H$2]);[$'Storage Suggestion'.$A$8]; &quot;Any&quot;)))))))" office:value-type="string" office:string-value="SessionStorage" calcext:value-type="string">
            <text:p>SessionStorag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cord_note</text:p>
          </table:table-cell>
          <table:table-cell table:number-columns-repeated="2"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formula="of:=(3^[$'Priority Levels'.$B$4])*IF([.B8]=&quot;HIGH&quot;;2;IF([.B8]=&quot;MODERATE&quot;;1;IF([.B8]=&quot;LOW&quot;;0;-1)))+(3^[$'Priority Levels'.$B$5])*IF([.C8]=&quot;HIGH&quot;;2;IF([.C8]=&quot;MODERATE&quot;;1;IF([.C8]=&quot;LOW&quot;;0;-1)))+(3^[$'Priority Levels'.$B$6])*IF([.D8]=&quot;HIGH&quot;;2;IF([.D8]=&quot;MODERATE&quot;;1;IF([.D8]=&quot;LOW&quot;;0;-1)))" office:value-type="float" office:value="23" calcext:value-type="float">
            <text:p>23</text:p>
          </table:table-cell>
          <table:table-cell table:formula="of:=IF(AND([.E8]&lt;[$'Storage Suggestion'.$F$2]+[$'Storage Suggestion'.$H$2]; [.E8]&gt;[$'Storage Suggestion'.$F$2]-[$'Storage Suggestion'.$H$2]);[$'Storage Suggestion'.$A$2]; IF(AND([.E8]&lt;[$'Storage Suggestion'.$F$3]+[$'Storage Suggestion'.$H$2]; [.E8]&gt;[$'Storage Suggestion'.$F$3]-[$'Storage Suggestion'.$H$2]);[$'Storage Suggestion'.$A$3]; IF(AND([.E8]&lt;[$'Storage Suggestion'.$F$4]+[$'Storage Suggestion'.$H$2]; [.E8]&gt;[$'Storage Suggestion'.$F$4]-[$'Storage Suggestion'.$H$2]);[$'Storage Suggestion'.$A$4]; IF(AND([.E8]&lt;[$'Storage Suggestion'.$F$5]+[$'Storage Suggestion'.$H$2]; [.E8]&gt;[$'Storage Suggestion'.$F$5]-[$'Storage Suggestion'.$H$2]);[$'Storage Suggestion'.$A$5]; IF(AND([.E8]&lt;[$'Storage Suggestion'.$F$6]+[$'Storage Suggestion'.$H$2]; [.E8]&gt;[$'Storage Suggestion'.$F$6]-[$'Storage Suggestion'.$H$2]);[$'Storage Suggestion'.$A$6]; IF(AND([.E8]&lt;[$'Storage Suggestion'.$F$7]+[$'Storage Suggestion'.$H$2]; [.E8]&gt;[$'Storage Suggestion'.$F$7]-[$'Storage Suggestion'.$H$2]);[$'Storage Suggestion'.$A$7]; IF(AND([.E8]&lt;[$'Storage Suggestion'.$F$8]+[$'Storage Suggestion'.$H$2]; [.E8]&gt;[$'Storage Suggestion'.$F$8]-[$'Storage Suggestion'.$H$2]);[$'Storage Suggestion'.$A$8]; &quot;Any&quot;)))))))" office:value-type="string" office:string-value="Database Entry" calcext:value-type="string">
            <text:p>Database Ent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cord_type</text:p>
          </table:table-cell>
          <table:table-cell table:number-columns-repeated="2"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formula="of:=(3^[$'Priority Levels'.$B$4])*IF([.B9]=&quot;HIGH&quot;;2;IF([.B9]=&quot;MODERATE&quot;;1;IF([.B9]=&quot;LOW&quot;;0;-1)))+(3^[$'Priority Levels'.$B$5])*IF([.C9]=&quot;HIGH&quot;;2;IF([.C9]=&quot;MODERATE&quot;;1;IF([.C9]=&quot;LOW&quot;;0;-1)))+(3^[$'Priority Levels'.$B$6])*IF([.D9]=&quot;HIGH&quot;;2;IF([.D9]=&quot;MODERATE&quot;;1;IF([.D9]=&quot;LOW&quot;;0;-1)))" office:value-type="float" office:value="23" calcext:value-type="float">
            <text:p>23</text:p>
          </table:table-cell>
          <table:table-cell table:formula="of:=IF(AND([.E9]&lt;[$'Storage Suggestion'.$F$2]+[$'Storage Suggestion'.$H$2]; [.E9]&gt;[$'Storage Suggestion'.$F$2]-[$'Storage Suggestion'.$H$2]);[$'Storage Suggestion'.$A$2]; IF(AND([.E9]&lt;[$'Storage Suggestion'.$F$3]+[$'Storage Suggestion'.$H$2]; [.E9]&gt;[$'Storage Suggestion'.$F$3]-[$'Storage Suggestion'.$H$2]);[$'Storage Suggestion'.$A$3]; IF(AND([.E9]&lt;[$'Storage Suggestion'.$F$4]+[$'Storage Suggestion'.$H$2]; [.E9]&gt;[$'Storage Suggestion'.$F$4]-[$'Storage Suggestion'.$H$2]);[$'Storage Suggestion'.$A$4]; IF(AND([.E9]&lt;[$'Storage Suggestion'.$F$5]+[$'Storage Suggestion'.$H$2]; [.E9]&gt;[$'Storage Suggestion'.$F$5]-[$'Storage Suggestion'.$H$2]);[$'Storage Suggestion'.$A$5]; IF(AND([.E9]&lt;[$'Storage Suggestion'.$F$6]+[$'Storage Suggestion'.$H$2]; [.E9]&gt;[$'Storage Suggestion'.$F$6]-[$'Storage Suggestion'.$H$2]);[$'Storage Suggestion'.$A$6]; IF(AND([.E9]&lt;[$'Storage Suggestion'.$F$7]+[$'Storage Suggestion'.$H$2]; [.E9]&gt;[$'Storage Suggestion'.$F$7]-[$'Storage Suggestion'.$H$2]);[$'Storage Suggestion'.$A$7]; IF(AND([.E9]&lt;[$'Storage Suggestion'.$F$8]+[$'Storage Suggestion'.$H$2]; [.E9]&gt;[$'Storage Suggestion'.$F$8]-[$'Storage Suggestion'.$H$2]);[$'Storage Suggestion'.$A$8]; &quot;Any&quot;)))))))" office:value-type="string" office:string-value="Database Entry" calcext:value-type="string">
            <text:p>Database Ent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cord_updated</text:p>
          </table:table-cell>
          <table:table-cell table:style-name="ce5" table:content-validation-name="val1" office:value-type="string" calcext:value-type="string">
            <text:p>LOW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style-name="ce5" table:content-validation-name="val1" office:value-type="string" calcext:value-type="string">
            <text:p>LOW</text:p>
          </table:table-cell>
          <table:table-cell table:formula="of:=(3^[$'Priority Levels'.$B$4])*IF([.B10]=&quot;HIGH&quot;;2;IF([.B10]=&quot;MODERATE&quot;;1;IF([.B10]=&quot;LOW&quot;;0;-1)))+(3^[$'Priority Levels'.$B$5])*IF([.C10]=&quot;HIGH&quot;;2;IF([.C10]=&quot;MODERATE&quot;;1;IF([.C10]=&quot;LOW&quot;;0;-1)))+(3^[$'Priority Levels'.$B$6])*IF([.D10]=&quot;HIGH&quot;;2;IF([.D10]=&quot;MODERATE&quot;;1;IF([.D10]=&quot;LOW&quot;;0;-1)))" office:value-type="float" office:value="1" calcext:value-type="float">
            <text:p>1</text:p>
          </table:table-cell>
          <table:table-cell table:formula="of:=IF(AND([.E10]&lt;[$'Storage Suggestion'.$F$2]+[$'Storage Suggestion'.$H$2]; [.E10]&gt;[$'Storage Suggestion'.$F$2]-[$'Storage Suggestion'.$H$2]);[$'Storage Suggestion'.$A$2]; IF(AND([.E10]&lt;[$'Storage Suggestion'.$F$3]+[$'Storage Suggestion'.$H$2]; [.E10]&gt;[$'Storage Suggestion'.$F$3]-[$'Storage Suggestion'.$H$2]);[$'Storage Suggestion'.$A$3]; IF(AND([.E10]&lt;[$'Storage Suggestion'.$F$4]+[$'Storage Suggestion'.$H$2]; [.E10]&gt;[$'Storage Suggestion'.$F$4]-[$'Storage Suggestion'.$H$2]);[$'Storage Suggestion'.$A$4]; IF(AND([.E10]&lt;[$'Storage Suggestion'.$F$5]+[$'Storage Suggestion'.$H$2]; [.E10]&gt;[$'Storage Suggestion'.$F$5]-[$'Storage Suggestion'.$H$2]);[$'Storage Suggestion'.$A$5]; IF(AND([.E10]&lt;[$'Storage Suggestion'.$F$6]+[$'Storage Suggestion'.$H$2]; [.E10]&gt;[$'Storage Suggestion'.$F$6]-[$'Storage Suggestion'.$H$2]);[$'Storage Suggestion'.$A$6]; IF(AND([.E10]&lt;[$'Storage Suggestion'.$F$7]+[$'Storage Suggestion'.$H$2]; [.E10]&gt;[$'Storage Suggestion'.$F$7]-[$'Storage Suggestion'.$H$2]);[$'Storage Suggestion'.$A$7]; IF(AND([.E10]&lt;[$'Storage Suggestion'.$F$8]+[$'Storage Suggestion'.$H$2]; [.E10]&gt;[$'Storage Suggestion'.$F$8]-[$'Storage Suggestion'.$H$2]);[$'Storage Suggestion'.$A$8]; &quot;Any&quot;)))))))" office:value-type="string" office:string-value="Any" calcext:value-type="string">
            <text:p>An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tient_fname</text:p>
          </table:table-cell>
          <table:table-cell table:number-columns-repeated="2"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formula="of:=(3^[$'Priority Levels'.$B$4])*IF([.B11]=&quot;HIGH&quot;;2;IF([.B11]=&quot;MODERATE&quot;;1;IF([.B11]=&quot;LOW&quot;;0;-1)))+(3^[$'Priority Levels'.$B$5])*IF([.C11]=&quot;HIGH&quot;;2;IF([.C11]=&quot;MODERATE&quot;;1;IF([.C11]=&quot;LOW&quot;;0;-1)))+(3^[$'Priority Levels'.$B$6])*IF([.D11]=&quot;HIGH&quot;;2;IF([.D11]=&quot;MODERATE&quot;;1;IF([.D11]=&quot;LOW&quot;;0;-1)))" office:value-type="float" office:value="23" calcext:value-type="float">
            <text:p>23</text:p>
          </table:table-cell>
          <table:table-cell table:formula="of:=IF(AND([.E11]&lt;[$'Storage Suggestion'.$F$2]+[$'Storage Suggestion'.$H$2]; [.E11]&gt;[$'Storage Suggestion'.$F$2]-[$'Storage Suggestion'.$H$2]);[$'Storage Suggestion'.$A$2]; IF(AND([.E11]&lt;[$'Storage Suggestion'.$F$3]+[$'Storage Suggestion'.$H$2]; [.E11]&gt;[$'Storage Suggestion'.$F$3]-[$'Storage Suggestion'.$H$2]);[$'Storage Suggestion'.$A$3]; IF(AND([.E11]&lt;[$'Storage Suggestion'.$F$4]+[$'Storage Suggestion'.$H$2]; [.E11]&gt;[$'Storage Suggestion'.$F$4]-[$'Storage Suggestion'.$H$2]);[$'Storage Suggestion'.$A$4]; IF(AND([.E11]&lt;[$'Storage Suggestion'.$F$5]+[$'Storage Suggestion'.$H$2]; [.E11]&gt;[$'Storage Suggestion'.$F$5]-[$'Storage Suggestion'.$H$2]);[$'Storage Suggestion'.$A$5]; IF(AND([.E11]&lt;[$'Storage Suggestion'.$F$6]+[$'Storage Suggestion'.$H$2]; [.E11]&gt;[$'Storage Suggestion'.$F$6]-[$'Storage Suggestion'.$H$2]);[$'Storage Suggestion'.$A$6]; IF(AND([.E11]&lt;[$'Storage Suggestion'.$F$7]+[$'Storage Suggestion'.$H$2]; [.E11]&gt;[$'Storage Suggestion'.$F$7]-[$'Storage Suggestion'.$H$2]);[$'Storage Suggestion'.$A$7]; IF(AND([.E11]&lt;[$'Storage Suggestion'.$F$8]+[$'Storage Suggestion'.$H$2]; [.E11]&gt;[$'Storage Suggestion'.$F$8]-[$'Storage Suggestion'.$H$2]);[$'Storage Suggestion'.$A$8]; &quot;Any&quot;)))))))" office:value-type="string" office:string-value="Database Entry" calcext:value-type="string">
            <text:p>Database Ent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tient_lname</text:p>
          </table:table-cell>
          <table:table-cell table:number-columns-repeated="2"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formula="of:=(3^[$'Priority Levels'.$B$4])*IF([.B12]=&quot;HIGH&quot;;2;IF([.B12]=&quot;MODERATE&quot;;1;IF([.B12]=&quot;LOW&quot;;0;-1)))+(3^[$'Priority Levels'.$B$5])*IF([.C12]=&quot;HIGH&quot;;2;IF([.C12]=&quot;MODERATE&quot;;1;IF([.C12]=&quot;LOW&quot;;0;-1)))+(3^[$'Priority Levels'.$B$6])*IF([.D12]=&quot;HIGH&quot;;2;IF([.D12]=&quot;MODERATE&quot;;1;IF([.D12]=&quot;LOW&quot;;0;-1)))" office:value-type="float" office:value="23" calcext:value-type="float">
            <text:p>23</text:p>
          </table:table-cell>
          <table:table-cell table:formula="of:=IF(AND([.E12]&lt;[$'Storage Suggestion'.$F$2]+[$'Storage Suggestion'.$H$2]; [.E12]&gt;[$'Storage Suggestion'.$F$2]-[$'Storage Suggestion'.$H$2]);[$'Storage Suggestion'.$A$2]; IF(AND([.E12]&lt;[$'Storage Suggestion'.$F$3]+[$'Storage Suggestion'.$H$2]; [.E12]&gt;[$'Storage Suggestion'.$F$3]-[$'Storage Suggestion'.$H$2]);[$'Storage Suggestion'.$A$3]; IF(AND([.E12]&lt;[$'Storage Suggestion'.$F$4]+[$'Storage Suggestion'.$H$2]; [.E12]&gt;[$'Storage Suggestion'.$F$4]-[$'Storage Suggestion'.$H$2]);[$'Storage Suggestion'.$A$4]; IF(AND([.E12]&lt;[$'Storage Suggestion'.$F$5]+[$'Storage Suggestion'.$H$2]; [.E12]&gt;[$'Storage Suggestion'.$F$5]-[$'Storage Suggestion'.$H$2]);[$'Storage Suggestion'.$A$5]; IF(AND([.E12]&lt;[$'Storage Suggestion'.$F$6]+[$'Storage Suggestion'.$H$2]; [.E12]&gt;[$'Storage Suggestion'.$F$6]-[$'Storage Suggestion'.$H$2]);[$'Storage Suggestion'.$A$6]; IF(AND([.E12]&lt;[$'Storage Suggestion'.$F$7]+[$'Storage Suggestion'.$H$2]; [.E12]&gt;[$'Storage Suggestion'.$F$7]-[$'Storage Suggestion'.$H$2]);[$'Storage Suggestion'.$A$7]; IF(AND([.E12]&lt;[$'Storage Suggestion'.$F$8]+[$'Storage Suggestion'.$H$2]; [.E12]&gt;[$'Storage Suggestion'.$F$8]-[$'Storage Suggestion'.$H$2]);[$'Storage Suggestion'.$A$8]; &quot;Any&quot;)))))))" office:value-type="string" office:string-value="Database Entry" calcext:value-type="string">
            <text:p>Database Ent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tient_address</text:p>
          </table:table-cell>
          <table:table-cell table:number-columns-repeated="2" table:style-name="ce5" table:content-validation-name="val1" office:value-type="string" calcext:value-type="string">
            <text:p>HIGH</text:p>
          </table:table-cell>
          <table:table-cell table:style-name="ce5" table:content-validation-name="val1" office:value-type="string" calcext:value-type="string">
            <text:p>MODERATE</text:p>
          </table:table-cell>
          <table:table-cell table:formula="of:=(3^[$'Priority Levels'.$B$4])*IF([.B13]=&quot;HIGH&quot;;2;IF([.B13]=&quot;MODERATE&quot;;1;IF([.B13]=&quot;LOW&quot;;0;-1)))+(3^[$'Priority Levels'.$B$5])*IF([.C13]=&quot;HIGH&quot;;2;IF([.C13]=&quot;MODERATE&quot;;1;IF([.C13]=&quot;LOW&quot;;0;-1)))+(3^[$'Priority Levels'.$B$6])*IF([.D13]=&quot;HIGH&quot;;2;IF([.D13]=&quot;MODERATE&quot;;1;IF([.D13]=&quot;LOW&quot;;0;-1)))" office:value-type="float" office:value="23" calcext:value-type="float">
            <text:p>23</text:p>
          </table:table-cell>
          <table:table-cell table:formula="of:=IF(AND([.E13]&lt;[$'Storage Suggestion'.$F$2]+[$'Storage Suggestion'.$H$2]; [.E13]&gt;[$'Storage Suggestion'.$F$2]-[$'Storage Suggestion'.$H$2]);[$'Storage Suggestion'.$A$2]; IF(AND([.E13]&lt;[$'Storage Suggestion'.$F$3]+[$'Storage Suggestion'.$H$2]; [.E13]&gt;[$'Storage Suggestion'.$F$3]-[$'Storage Suggestion'.$H$2]);[$'Storage Suggestion'.$A$3]; IF(AND([.E13]&lt;[$'Storage Suggestion'.$F$4]+[$'Storage Suggestion'.$H$2]; [.E13]&gt;[$'Storage Suggestion'.$F$4]-[$'Storage Suggestion'.$H$2]);[$'Storage Suggestion'.$A$4]; IF(AND([.E13]&lt;[$'Storage Suggestion'.$F$5]+[$'Storage Suggestion'.$H$2]; [.E13]&gt;[$'Storage Suggestion'.$F$5]-[$'Storage Suggestion'.$H$2]);[$'Storage Suggestion'.$A$5]; IF(AND([.E13]&lt;[$'Storage Suggestion'.$F$6]+[$'Storage Suggestion'.$H$2]; [.E13]&gt;[$'Storage Suggestion'.$F$6]-[$'Storage Suggestion'.$H$2]);[$'Storage Suggestion'.$A$6]; IF(AND([.E13]&lt;[$'Storage Suggestion'.$F$7]+[$'Storage Suggestion'.$H$2]; [.E13]&gt;[$'Storage Suggestion'.$F$7]-[$'Storage Suggestion'.$H$2]);[$'Storage Suggestion'.$A$7]; IF(AND([.E13]&lt;[$'Storage Suggestion'.$F$8]+[$'Storage Suggestion'.$H$2]; [.E13]&gt;[$'Storage Suggestion'.$F$8]-[$'Storage Suggestion'.$H$2]);[$'Storage Suggestion'.$A$8]; &quot;Any&quot;)))))))" office:value-type="string" office:string-value="Database Entry" calcext:value-type="string">
            <text:p>Database Ent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tient_contact</text:p>
          </table:table-cell>
          <table:table-cell table:number-columns-repeated="3" table:style-name="ce5" table:content-validation-name="val1" office:value-type="string" calcext:value-type="string">
            <text:p>HIGH</text:p>
          </table:table-cell>
          <table:table-cell table:formula="of:=(3^[$'Priority Levels'.$B$4])*IF([.B14]=&quot;HIGH&quot;;2;IF([.B14]=&quot;MODERATE&quot;;1;IF([.B14]=&quot;LOW&quot;;0;-1)))+(3^[$'Priority Levels'.$B$5])*IF([.C14]=&quot;HIGH&quot;;2;IF([.C14]=&quot;MODERATE&quot;;1;IF([.C14]=&quot;LOW&quot;;0;-1)))+(3^[$'Priority Levels'.$B$6])*IF([.D14]=&quot;HIGH&quot;;2;IF([.D14]=&quot;MODERATE&quot;;1;IF([.D14]=&quot;LOW&quot;;0;-1)))" office:value-type="float" office:value="26" calcext:value-type="float">
            <text:p>26</text:p>
          </table:table-cell>
          <table:table-cell table:formula="of:=IF(AND([.E14]&lt;[$'Storage Suggestion'.$F$2]+[$'Storage Suggestion'.$H$2]; [.E14]&gt;[$'Storage Suggestion'.$F$2]-[$'Storage Suggestion'.$H$2]);[$'Storage Suggestion'.$A$2]; IF(AND([.E14]&lt;[$'Storage Suggestion'.$F$3]+[$'Storage Suggestion'.$H$2]; [.E14]&gt;[$'Storage Suggestion'.$F$3]-[$'Storage Suggestion'.$H$2]);[$'Storage Suggestion'.$A$3]; IF(AND([.E14]&lt;[$'Storage Suggestion'.$F$4]+[$'Storage Suggestion'.$H$2]; [.E14]&gt;[$'Storage Suggestion'.$F$4]-[$'Storage Suggestion'.$H$2]);[$'Storage Suggestion'.$A$4]; IF(AND([.E14]&lt;[$'Storage Suggestion'.$F$5]+[$'Storage Suggestion'.$H$2]; [.E14]&gt;[$'Storage Suggestion'.$F$5]-[$'Storage Suggestion'.$H$2]);[$'Storage Suggestion'.$A$5]; IF(AND([.E14]&lt;[$'Storage Suggestion'.$F$6]+[$'Storage Suggestion'.$H$2]; [.E14]&gt;[$'Storage Suggestion'.$F$6]-[$'Storage Suggestion'.$H$2]);[$'Storage Suggestion'.$A$6]; IF(AND([.E14]&lt;[$'Storage Suggestion'.$F$7]+[$'Storage Suggestion'.$H$2]; [.E14]&gt;[$'Storage Suggestion'.$F$7]-[$'Storage Suggestion'.$H$2]);[$'Storage Suggestion'.$A$7]; IF(AND([.E14]&lt;[$'Storage Suggestion'.$F$8]+[$'Storage Suggestion'.$H$2]; [.E14]&gt;[$'Storage Suggestion'.$F$8]-[$'Storage Suggestion'.$H$2]);[$'Storage Suggestion'.$A$8]; &quot;Any&quot;)))))))" office:value-type="string" office:string-value="Session Variable" calcext:value-type="string">
            <text:p>Session Variable</text:p>
          </table:table-cell>
          <table:table-cell table:number-columns-repeated="16378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15]=&quot;HIGH&quot;;2;IF([.B15]=&quot;MODERATE&quot;;1;IF([.B15]=&quot;LOW&quot;;0;-1)))+(3^[$'Priority Levels'.$B$5])*IF([.C15]=&quot;HIGH&quot;;2;IF([.C15]=&quot;MODERATE&quot;;1;IF([.C15]=&quot;LOW&quot;;0;-1)))+(3^[$'Priority Levels'.$B$6])*IF([.D15]=&quot;HIGH&quot;;2;IF([.D15]=&quot;MODERATE&quot;;1;IF([.D15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16]=&quot;HIGH&quot;;2;IF([.B16]=&quot;MODERATE&quot;;1;IF([.B16]=&quot;LOW&quot;;0;-1)))+(3^[$'Priority Levels'.$B$5])*IF([.C16]=&quot;HIGH&quot;;2;IF([.C16]=&quot;MODERATE&quot;;1;IF([.C16]=&quot;LOW&quot;;0;-1)))+(3^[$'Priority Levels'.$B$6])*IF([.D16]=&quot;HIGH&quot;;2;IF([.D16]=&quot;MODERATE&quot;;1;IF([.D16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17]=&quot;HIGH&quot;;2;IF([.B17]=&quot;MODERATE&quot;;1;IF([.B17]=&quot;LOW&quot;;0;-1)))+(3^[$'Priority Levels'.$B$5])*IF([.C17]=&quot;HIGH&quot;;2;IF([.C17]=&quot;MODERATE&quot;;1;IF([.C17]=&quot;LOW&quot;;0;-1)))+(3^[$'Priority Levels'.$B$6])*IF([.D17]=&quot;HIGH&quot;;2;IF([.D17]=&quot;MODERATE&quot;;1;IF([.D17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18]=&quot;HIGH&quot;;2;IF([.B18]=&quot;MODERATE&quot;;1;IF([.B18]=&quot;LOW&quot;;0;-1)))+(3^[$'Priority Levels'.$B$5])*IF([.C18]=&quot;HIGH&quot;;2;IF([.C18]=&quot;MODERATE&quot;;1;IF([.C18]=&quot;LOW&quot;;0;-1)))+(3^[$'Priority Levels'.$B$6])*IF([.D18]=&quot;HIGH&quot;;2;IF([.D18]=&quot;MODERATE&quot;;1;IF([.D18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19]=&quot;HIGH&quot;;2;IF([.B19]=&quot;MODERATE&quot;;1;IF([.B19]=&quot;LOW&quot;;0;-1)))+(3^[$'Priority Levels'.$B$5])*IF([.C19]=&quot;HIGH&quot;;2;IF([.C19]=&quot;MODERATE&quot;;1;IF([.C19]=&quot;LOW&quot;;0;-1)))+(3^[$'Priority Levels'.$B$6])*IF([.D19]=&quot;HIGH&quot;;2;IF([.D19]=&quot;MODERATE&quot;;1;IF([.D19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20]=&quot;HIGH&quot;;2;IF([.B20]=&quot;MODERATE&quot;;1;IF([.B20]=&quot;LOW&quot;;0;-1)))+(3^[$'Priority Levels'.$B$5])*IF([.C20]=&quot;HIGH&quot;;2;IF([.C20]=&quot;MODERATE&quot;;1;IF([.C20]=&quot;LOW&quot;;0;-1)))+(3^[$'Priority Levels'.$B$6])*IF([.D20]=&quot;HIGH&quot;;2;IF([.D20]=&quot;MODERATE&quot;;1;IF([.D20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21]=&quot;HIGH&quot;;2;IF([.B21]=&quot;MODERATE&quot;;1;IF([.B21]=&quot;LOW&quot;;0;-1)))+(3^[$'Priority Levels'.$B$5])*IF([.C21]=&quot;HIGH&quot;;2;IF([.C21]=&quot;MODERATE&quot;;1;IF([.C21]=&quot;LOW&quot;;0;-1)))+(3^[$'Priority Levels'.$B$6])*IF([.D21]=&quot;HIGH&quot;;2;IF([.D21]=&quot;MODERATE&quot;;1;IF([.D21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22]=&quot;HIGH&quot;;2;IF([.B22]=&quot;MODERATE&quot;;1;IF([.B22]=&quot;LOW&quot;;0;-1)))+(3^[$'Priority Levels'.$B$5])*IF([.C22]=&quot;HIGH&quot;;2;IF([.C22]=&quot;MODERATE&quot;;1;IF([.C22]=&quot;LOW&quot;;0;-1)))+(3^[$'Priority Levels'.$B$6])*IF([.D22]=&quot;HIGH&quot;;2;IF([.D22]=&quot;MODERATE&quot;;1;IF([.D22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23]=&quot;HIGH&quot;;2;IF([.B23]=&quot;MODERATE&quot;;1;IF([.B23]=&quot;LOW&quot;;0;-1)))+(3^[$'Priority Levels'.$B$5])*IF([.C23]=&quot;HIGH&quot;;2;IF([.C23]=&quot;MODERATE&quot;;1;IF([.C23]=&quot;LOW&quot;;0;-1)))+(3^[$'Priority Levels'.$B$6])*IF([.D23]=&quot;HIGH&quot;;2;IF([.D23]=&quot;MODERATE&quot;;1;IF([.D23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>
          <table:table-cell/>
          <table:table-cell table:style-name="ce5" table:content-validation-name="val1" table:number-columns-repeated="3"/>
          <table:table-cell table:formula="of:=(3^[$'Priority Levels'.$B$4])*IF([.B24]=&quot;HIGH&quot;;2;IF([.B24]=&quot;MODERATE&quot;;1;IF([.B24]=&quot;LOW&quot;;0;-1)))+(3^[$'Priority Levels'.$B$5])*IF([.C24]=&quot;HIGH&quot;;2;IF([.C24]=&quot;MODERATE&quot;;1;IF([.C24]=&quot;LOW&quot;;0;-1)))+(3^[$'Priority Levels'.$B$6])*IF([.D24]=&quot;HIGH&quot;;2;IF([.D24]=&quot;MODERATE&quot;;1;IF([.D24]=&quot;LOW&quot;;0;-1)))" office:value-type="float" office:value="-13" calcext:value-type="float">
            <text:p>-13</text:p>
          </table:table-cell>
          <table:table-cell table:number-columns-repeated="16379"/>
        </table:table-row>
        <table:table-row table:style-name="ro1" table:number-rows-repeated="77">
          <table:table-cell/>
          <table:table-cell table:style-name="ce5" table:content-validation-name="val1" table:number-columns-repeated="3"/>
          <table:table-cell table:number-columns-repeated="16380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riority Table'.A1:'Priority Table'.XFD1048576">
            <calcext:condition calcext:apply-style-name="Good" calcext:value="=&quot;LOW&quot;" calcext:base-cell-address="'Priority Table'.A1"/>
            <calcext:condition calcext:apply-style-name="Neutral" calcext:value="=&quot;MODERATE&quot;" calcext:base-cell-address="'Priority Table'.A1"/>
            <calcext:condition calcext:apply-style-name="Bad" calcext:value="=&quot;HIGH&quot;" calcext:base-cell-address="'Priority Table'.A1"/>
          </calcext:conditional-format>
          <calcext:conditional-format calcext:target-range-address="'Priority Table'.E2:'Priority Table'.E1048576">
            <calcext:condition calcext:apply-style-name="none" calcext:value="&lt;0" calcext:base-cell-address="'Priority Table'.E2"/>
          </calcext:conditional-format>
        </calcext:conditional-formats>
      </table:table>
      <table:table table:name="Priority Levels" table:style-name="ta1"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ce22"/>
        <table:table-column table:style-name="co7" table:default-cell-style-name="ce23"/>
        <table:table-column table:style-name="co3" table:default-cell-style-name="ce24"/>
        <table:table-row table:style-name="ro1">
          <table:table-cell table:style-name="Good" office:value-type="string" calcext:value-type="string">
            <text:p>LOW</text:p>
          </table:table-cell>
          <table:table-cell table:style-name="Good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Neutral" office:value-type="string" calcext:value-type="string">
            <text:p>MODERATE</text:p>
          </table:table-cell>
          <table:table-cell table:style-name="Neutral" office:value-type="float" office:value="1" calcext:value-type="float">
            <text:p>1</text:p>
          </table:table-cell>
          <table:table-cell table:style-name="Default" table:number-columns-repeated="5"/>
        </table:table-row>
        <table:table-row table:style-name="ro1">
          <table:table-cell table:style-name="Bad" office:value-type="string" calcext:value-type="string">
            <text:p>HIGH</text:p>
          </table:table-cell>
          <table:table-cell table:style-name="Bad" office:value-type="float" office:value="2" calcext:value-type="float">
            <text:p>2</text:p>
          </table:table-cell>
          <table:table-cell table:style-name="Default" table:number-columns-repeated="5"/>
        </table:table-row>
        <table:table-row table:style-name="ro1">
          <table:table-cell table:style-name="Accent_20_2" office:value-type="string" calcext:value-type="string">
            <text:p>Confidentiality</text:p>
          </table:table-cell>
          <table:table-cell table:style-name="Accent_20_3" office:value-type="float" office:value="2" calcext:value-type="float">
            <text:p>2</text:p>
          </table:table-cell>
          <table:table-cell table:style-name="Default" table:number-columns-repeated="5"/>
        </table:table-row>
        <table:table-row table:style-name="ro1">
          <table:table-cell table:style-name="Accent_20_2" office:value-type="string" calcext:value-type="string">
            <text:p>Integrity</text:p>
          </table:table-cell>
          <table:table-cell table:style-name="Accent_20_3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Accent_20_2" office:value-type="string" calcext:value-type="string">
            <text:p>Availability</text:p>
          </table:table-cell>
          <table:table-cell table:style-name="Accent_20_3" office:value-type="float" office:value="1" calcext:value-type="float">
            <text:p>1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ase 10</text:p>
          </table:table-cell>
          <table:table-cell table:style-name="ce21" office:value-type="string" calcext:value-type="string">
            <text:p>Calculated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formula="of:=(3^0)*[.E8]+(3^1)*[.D8]+(3^2)*[.C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3^0)*[.E9]+(3^1)*[.D9]+(3^2)*[.C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3^0)*[.E10]+(3^1)*[.D10]+(3^2)*[.C10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3^0)*[.E11]+(3^1)*[.D11]+(3^2)*[.C11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3^0)*[.E12]+(3^1)*[.D12]+(3^2)*[.C12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3^0)*[.E13]+(3^1)*[.D13]+(3^2)*[.C13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3^0)*[.E14]+(3^1)*[.D14]+(3^2)*[.C14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3^0)*[.E15]+(3^1)*[.D15]+(3^2)*[.C15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3^0)*[.E16]+(3^1)*[.D16]+(3^2)*[.C16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3^0)*[.E17]+(3^1)*[.D17]+(3^2)*[.C17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3^0)*[.E18]+(3^1)*[.D18]+(3^2)*[.C18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(3^0)*[.E19]+(3^1)*[.D19]+(3^2)*[.C19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3^0)*[.E20]+(3^1)*[.D20]+(3^2)*[.C20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3^0)*[.E21]+(3^1)*[.D21]+(3^2)*[.C21]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(3^0)*[.E22]+(3^1)*[.D22]+(3^2)*[.C22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3^0)*[.E23]+(3^1)*[.D23]+(3^2)*[.C23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3^0)*[.E24]+(3^1)*[.D24]+(3^2)*[.C24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(3^0)*[.E25]+(3^1)*[.D25]+(3^2)*[.C25]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3^0)*[.E26]+(3^1)*[.D26]+(3^2)*[.C26]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3^0)*[.E27]+(3^1)*[.D27]+(3^2)*[.C27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(3^0)*[.E28]+(3^1)*[.D28]+(3^2)*[.C28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3^0)*[.E29]+(3^1)*[.D29]+(3^2)*[.C29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3^0)*[.E30]+(3^1)*[.D30]+(3^2)*[.C30]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(3^0)*[.E31]+(3^1)*[.D31]+(3^2)*[.C3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3^0)*[.E32]+(3^1)*[.D32]+(3^2)*[.C32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3^0)*[.E33]+(3^1)*[.D33]+(3^2)*[.C33]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(3^0)*[.E34]+(3^1)*[.D34]+(3^2)*[.C34]" office:value-type="float" office:value="26" calcext:value-type="float">
            <text:p>26</text:p>
          </table:table-cell>
        </table:table-row>
        <calcext:conditional-formats>
          <calcext:conditional-format calcext:target-range-address="'Priority Levels'.C8:'Priority Levels'.E34">
            <calcext:condition calcext:apply-style-name="Good" calcext:value="=0" calcext:base-cell-address="'Priority Levels'.C8"/>
            <calcext:condition calcext:apply-style-name="Neutral" calcext:value="=1" calcext:base-cell-address="'Priority Levels'.C8"/>
            <calcext:condition calcext:apply-style-name="Bad" calcext:value="=2" calcext:base-cell-address="'Priority Levels'.C8"/>
          </calcext:conditional-format>
        </calcext:conditional-formats>
      </table:table>
      <table:table table:name="Storage Suggestion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ce26"/>
        <table:table-column table:style-name="co3" table:number-columns-repeated="2" table:default-cell-style-name="ce26"/>
        <table:table-column table:style-name="co4" table:default-cell-style-name="Default"/>
        <table:table-column table:style-name="co10" table:default-cell-style-name="ce26"/>
        <table:table-column table:style-name="co11" table:default-cell-style-name="Default"/>
        <table:table-row table:style-name="ro1">
          <table:table-cell table:style-name="ce21" office:value-type="string" calcext:value-type="string">
            <text:p>Medium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Confidentiality</text:p>
          </table:table-cell>
          <table:table-cell table:style-name="ce21" office:value-type="string" calcext:value-type="string">
            <text:p>Integrity</text:p>
          </table:table-cell>
          <table:table-cell table:style-name="ce21" office:value-type="string" calcext:value-type="string">
            <text:p>Availability</text:p>
          </table:table-cell>
          <table:table-cell table:style-name="ce21" office:value-type="string" calcext:value-type="string">
            <text:p>Priority Value</text:p>
          </table:table-cell>
          <table:table-cell table:style-name="ce21" office:value-type="string" calcext:value-type="string">
            <text:p>Priority Range</text:p>
          </table:table-cell>
          <table:table-cell table:style-name="ce21" office:value-type="string" calcext:value-type="string">
            <text:p>Priority Threshold</text:p>
          </table:table-cell>
        </table:table-row>
        <table:table-row table:style-name="ro1">
          <table:table-cell table:style-name="ce23" office:value-type="string" calcext:value-type="string">
            <text:p>HTTP Cookie</text:p>
          </table:table-cell>
          <table:table-cell table:style-name="ce23" office:value-type="string" calcext:value-type="string">
            <text:p>Local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(3^2)*[.C2]+(3^1)*[.E2]+(3^0)*[.D2]" office:value-type="float" office:value="6" calcext:value-type="float">
            <text:p>6</text:p>
          </table:table-cell>
          <table:table-cell table:style-name="ce23" table:formula="of:=COM.MICROSOFT.CONCAT(&quot;[&quot;;TEXT([.F2]-[.$H$2]+1;&quot;d&quot;);&quot;-&quot;;TEXT([.F2]+[.$H$2]+1;&quot;d&quot;);&quot;]&quot;)" office:value-type="string" office:string-value="[2-10]" calcext:value-type="string">
            <text:p>[2-10]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23" office:value-type="string" calcext:value-type="string">
            <text:p>HTTP Header</text:p>
          </table:table-cell>
          <table:table-cell table:style-name="ce23" office:value-type="string" calcext:value-type="string">
            <text:p>Local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(3^2)*[.C3]+(3^1)*[.E3]+(3^0)*[.D3]" office:value-type="float" office:value="6" calcext:value-type="float">
            <text:p>6</text:p>
          </table:table-cell>
          <table:table-cell table:style-name="ce23" table:formula="of:=COM.MICROSOFT.CONCAT(&quot;[&quot;;TEXT([.F3]-[.$H$2]+1;&quot;d&quot;);&quot;-&quot;;TEXT([.F3]+[.$H$2]+1;&quot;d&quot;);&quot;]&quot;)" office:value-type="string" office:string-value="[2-10]" calcext:value-type="string">
            <text:p>[2-10]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LocalStorage</text:p>
          </table:table-cell>
          <table:table-cell table:style-name="ce23" office:value-type="string" calcext:value-type="string">
            <text:p>Loca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(3^2)*[.C4]+(3^1)*[.E4]+(3^0)*[.D4]" office:value-type="float" office:value="7" calcext:value-type="float">
            <text:p>7</text:p>
          </table:table-cell>
          <table:table-cell table:style-name="ce23" table:formula="of:=COM.MICROSOFT.CONCAT(&quot;[&quot;;TEXT([.F4]-[.$H$2]+1;&quot;d&quot;);&quot;-&quot;;TEXT([.F4]+[.$H$2]+1;&quot;d&quot;);&quot;]&quot;)" office:value-type="string" office:string-value="[3-11]" calcext:value-type="string">
            <text:p>[3-11]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SessionStorage</text:p>
          </table:table-cell>
          <table:table-cell table:style-name="ce23" office:value-type="string" calcext:value-type="string">
            <text:p>Local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(3^2)*[.C5]+(3^1)*[.E5]+(3^0)*[.D5]" office:value-type="float" office:value="16" calcext:value-type="float">
            <text:p>16</text:p>
          </table:table-cell>
          <table:table-cell table:style-name="ce23" table:formula="of:=COM.MICROSOFT.CONCAT(&quot;[&quot;;TEXT([.F5]-[.$H$2]+1;&quot;d&quot;);&quot;-&quot;;TEXT([.F5]+[.$H$2]+1;&quot;d&quot;);&quot;]&quot;)" office:value-type="string" office:string-value="[12-20]" calcext:value-type="string">
            <text:p>[12-20]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IDB Object Store</text:p>
          </table:table-cell>
          <table:table-cell table:style-name="ce23" office:value-type="string" calcext:value-type="string">
            <text:p>Local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(3^2)*[.C6]+(3^1)*[.E6]+(3^0)*[.D6]" office:value-type="float" office:value="16" calcext:value-type="float">
            <text:p>16</text:p>
          </table:table-cell>
          <table:table-cell table:style-name="ce23" table:formula="of:=COM.MICROSOFT.CONCAT(&quot;[&quot;;TEXT([.F6]-[.$H$2]+1;&quot;d&quot;);&quot;-&quot;;TEXT([.F6]+[.$H$2]+1;&quot;d&quot;);&quot;]&quot;)" office:value-type="string" office:string-value="[12-20]" calcext:value-type="string">
            <text:p>[12-20]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Database Entry</text:p>
          </table:table-cell>
          <table:table-cell table:style-name="ce23" office:value-type="string" calcext:value-type="string">
            <text:p>Remot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(3^2)*[.C7]+(3^1)*[.E7]+(3^0)*[.D7]" office:value-type="float" office:value="20" calcext:value-type="float">
            <text:p>20</text:p>
          </table:table-cell>
          <table:table-cell table:style-name="ce23" table:formula="of:=COM.MICROSOFT.CONCAT(&quot;[&quot;;TEXT([.F7]-[.$H$2]+1;&quot;d&quot;);&quot;-&quot;;TEXT([.F7]+[.$H$2]+1;&quot;d&quot;);&quot;]&quot;)" office:value-type="string" office:string-value="[16-24]" calcext:value-type="string">
            <text:p>[16-24]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Session Variable</text:p>
          </table:table-cell>
          <table:table-cell table:style-name="ce23" office:value-type="string" calcext:value-type="string">
            <text:p>Remot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(3^2)*[.C8]+(3^1)*[.E8]+(3^0)*[.D8]" office:value-type="float" office:value="23" calcext:value-type="float">
            <text:p>23</text:p>
          </table:table-cell>
          <table:table-cell table:style-name="ce23" table:formula="of:=COM.MICROSOFT.CONCAT(&quot;[&quot;;TEXT([.F8]-[.$H$2]+1;&quot;d&quot;);&quot;-&quot;;TEXT([.F8]+[.$H$2]+1;&quot;d&quot;);&quot;]&quot;)" office:value-type="string" office:string-value="[19-27]" calcext:value-type="string">
            <text:p>[19-27]</text:p>
          </table:table-cell>
          <table:table-cell table:style-name="ce23"/>
        </table:table-row>
        <table:table-row table:style-name="ro1" table:number-rows-repeated="15">
          <table:table-cell table:style-name="ce23" table:number-columns-repeated="8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ne" style:family="table-cell" style:parent-style-name="Default">
      <style:text-properties fo: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0:44:40.702720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ie Henderson</meta:initial-creator>
    <meta:creation-date>2024-09-25T08:31:28.842439136</meta:creation-date>
    <meta:generator>LibreOffice/24.2.6.2$Linux_X86_64 LibreOffice_project/420$Build-2</meta:generator>
    <dc:date>2024-09-26T10:55:06.546054622</dc:date>
    <dc:creator>Marcie Henderson</dc:creator>
    <meta:editing-duration>PT2H12M47S</meta:editing-duration>
    <meta:editing-cycles>54</meta:editing-cycles>
    <meta:document-statistic meta:table-count="3" meta:cell-count="305" meta:object-count="0"/>
  </office:meta>
</office:document-meta>
</file>